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5-04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5-01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4-10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4-04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4-01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3-0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2-10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2-04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2-01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1-10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1-04-1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1-01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0-10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20-01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9-10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9-04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9-01-1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7-01-10 22:37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6-01-06 17:2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4-01-13 20:4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3-01-25 21:31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2-01-12 19:18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1-01-03 21:39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10-01-12 14:37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9-01-13 15:49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8-01-14 18:1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7-01-05 17:59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6-01-10 21:4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5-01-11 22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4-01-09 18:14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658099244302</text:p>
          </table:table-cell>
          <table:table-cell office:value-type="string" calcext:value-type="string">
            <text:p>26S 19W 16BCB 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